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1_table" table:style-name="ta1">
        <table:table-column table:style-name="co1" table:default-cell-style-name="Default"/>
        <table:table-column table:style-name="co2" table:number-columns-repeated="53" table:default-cell-style-name="Default"/>
        <table:table-column table:style-name="co3" table:default-cell-style-name="Default"/>
        <table:table-column table:style-name="co2" table:number-columns-repeated="36" table:default-cell-style-name="Default"/>
        <table:table-row table:style-name="ro1">
          <table:table-cell/>
          <table:table-cell office:value-type="string" calcext:value-type="string">
            <text:p>(underscor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mall 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table:number-columns-repeated="53" office:value-type="string" calcext:value-type="string">
            <text:p>Identifier</text:p>
          </table:table-cell>
          <table:table-cell office:value-type="string" calcext:value-type="string">
            <text:p>Zero,IntegerConst,FloatConstStart</text:p>
          </table:table-cell>
          <table:table-cell table:number-columns-repeated="9" office:value-type="string" calcext:value-type="string">
            <text:p>IntegerConst,FloatConstStart</text:p>
          </table:table-cell>
          <table:table-cell office:value-type="string" calcext:value-type="string">
            <text:p>OneSymbolOp</text:p>
          </table:table-cell>
          <table:table-cell office:value-type="string" calcext:value-type="string">
            <text:p>OneSymbolOp,NotEqualOp</text:p>
          </table:table-cell>
          <table:table-cell table:number-columns-repeated="2" office:value-type="string" calcext:value-type="string">
            <text:p>OneSymbolOp</text:p>
          </table:table-cell>
          <table:table-cell office:value-type="string" calcext:value-type="string">
            <text:p>OneSymbolOp,DoubleAndOp</text:p>
          </table:table-cell>
          <table:table-cell office:value-type="string" calcext:value-type="string">
            <text:p>OneSymbolOp,DoubleOrOp</text:p>
          </table:table-cell>
          <table:table-cell/>
          <table:table-cell office:value-type="string" calcext:value-type="string">
            <text:p>OneSymbolOp</text:p>
          </table:table-cell>
          <table:table-cell office:value-type="string" calcext:value-type="string">
            <text:p>OpenParens</text:p>
          </table:table-cell>
          <table:table-cell office:value-type="string" calcext:value-type="string">
            <text:p>CloseParens</text:p>
          </table:table-cell>
          <table:table-cell office:value-type="string" calcext:value-type="string">
            <text:p>OneSymbolOp,DecrementOp,ArrowOp</text:p>
          </table:table-cell>
          <table:table-cell office:value-type="string" calcext:value-type="string">
            <text:p>OneSymbolOp,IncrementOp</text:p>
          </table:table-cell>
          <table:table-cell office:value-type="string" calcext:value-type="string">
            <text:p>OneSymbolOp,EqualOp</text:p>
          </table:table-cell>
          <table:table-cell office:value-type="string" calcext:value-type="string">
            <text:p>OpenBraces</text:p>
          </table:table-cell>
          <table:table-cell office:value-type="string" calcext:value-type="string">
            <text:p>CloseBraces</text:p>
          </table:table-cell>
          <table:table-cell office:value-type="string" calcext:value-type="string">
            <text:p>OpenSquare</text:p>
          </table:table-cell>
          <table:table-cell office:value-type="string" calcext:value-type="string">
            <text:p>CloseSquare</text:p>
          </table:table-cell>
          <table:table-cell office:value-type="string" calcext:value-type="string">
            <text:p>OneSymbolOp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>DoubleQuotedString</text:p>
          </table:table-cell>
          <table:table-cell office:value-type="string" calcext:value-type="string">
            <text:p>SingleQuotedString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OneSymbolOp,LessEqualOp,LeftShiftOp</text:p>
          </table:table-cell>
          <table:table-cell office:value-type="string" calcext:value-type="string">
            <text:p>OneSymbolOp,GreaterEqualOp,RightShiftOp</text:p>
          </table:table-cell>
          <table:table-cell office:value-type="string" calcext:value-type="string">
            <text:p>OneSymbolOp,FloatConstStart</text:p>
          </table:table-cell>
          <table:table-cell table:number-columns-repeated="2" office:value-type="string" calcext:value-type="string">
            <text:p>OneSymbolOp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Error</text:p>
          </table:table-cell>
          <table:table-cell table:number-columns-repeated="90"/>
        </table:table-row>
        <table:table-row table:style-name="ro1">
          <table:table-cell table:number-columns-repeated="64" office:value-type="string" calcext:value-type="string">
            <text:p>Identifier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Zero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IntegerConst</text:p>
          </table:table-cell>
          <table:table-cell table:number-columns-repeated="53"/>
          <table:table-cell table:number-columns-repeated="10" office:value-type="string" calcext:value-type="string">
            <text:p>IntegerCons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FloatConstStart</text:p>
          </table:table-cell>
          <table:table-cell table:number-columns-repeated="53"/>
          <table:table-cell table:number-columns-repeated="10" office:value-type="string" calcext:value-type="string">
            <text:p>FloatConstStart</text:p>
          </table:table-cell>
          <table:table-cell table:number-columns-repeated="24"/>
          <table:table-cell office:value-type="string" calcext:value-type="string">
            <text:p>FloatCon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Const</text:p>
          </table:table-cell>
          <table:table-cell table:number-columns-repeated="53"/>
          <table:table-cell table:number-columns-repeated="10" office:value-type="string" calcext:value-type="string">
            <text:p>FloatConst</text:p>
          </table:table-cell>
          <table:table-cell table:number-columns-repeated="27"/>
        </table:table-row>
        <table:table-row table:style-name="ro1">
          <table:table-cell table:number-columns-repeated="84" office:value-type="string" calcext:value-type="string">
            <text:p>SingleQuotedString</text:p>
          </table:table-cell>
          <table:table-cell office:value-type="string" calcext:value-type="string">
            <text:p>Stop</text:p>
          </table:table-cell>
          <table:table-cell table:number-columns-repeated="6" office:value-type="string" calcext:value-type="string">
            <text:p>SingleQuotedString</text:p>
          </table:table-cell>
        </table:table-row>
        <table:table-row table:style-name="ro1">
          <table:table-cell table:number-columns-repeated="83" office:value-type="string" calcext:value-type="string">
            <text:p>DoubleQuotedString</text:p>
          </table:table-cell>
          <table:table-cell office:value-type="string" calcext:value-type="string">
            <text:p>Stop</text:p>
          </table:table-cell>
          <table:table-cell table:number-columns-repeated="7" office:value-type="string" calcext:value-type="string">
            <text:p>DoubleQuotedString</text:p>
          </table:table-cell>
        </table:table-row>
        <table:table-row table:style-name="ro1">
          <table:table-cell office:value-type="string" calcext:value-type="string">
            <text:p>Semicolon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Comma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OpenParens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CloseParens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OpenBraces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CloseBraces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OpenSquare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CloseSquare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OneSymbolOp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GreaterEqualOp</text:p>
          </table:table-cell>
          <table:table-cell table:number-columns-repeated="75"/>
          <table:table-cell office:value-type="string" calcext:value-type="string">
            <text:p>Sto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sEqualOp</text:p>
          </table:table-cell>
          <table:table-cell table:number-columns-repeated="75"/>
          <table:table-cell office:value-type="string" calcext:value-type="string">
            <text:p>Sto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ualOp</text:p>
          </table:table-cell>
          <table:table-cell table:number-columns-repeated="75"/>
          <table:table-cell office:value-type="string" calcext:value-type="string">
            <text:p>Sto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tEqualOp</text:p>
          </table:table-cell>
          <table:table-cell table:number-columns-repeated="75"/>
          <table:table-cell table:style-name="ce1" office:value-type="string" calcext:value-type="string">
            <text:p>Sto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crementOp</text:p>
          </table:table-cell>
          <table:table-cell table:number-columns-repeated="74"/>
          <table:table-cell office:value-type="string" calcext:value-type="string">
            <text:p>Sto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crementOp</text:p>
          </table:table-cell>
          <table:table-cell table:number-columns-repeated="73"/>
          <table:table-cell office:value-type="string" calcext:value-type="string">
            <text:p>Sto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rowOp</text:p>
          </table:table-cell>
          <table:table-cell table:number-columns-repeated="86"/>
          <table:table-cell office:value-type="string" calcext:value-type="string">
            <text:p>St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AndOp</text:p>
          </table:table-cell>
          <table:table-cell table:number-columns-repeated="67"/>
          <table:table-cell table:style-name="ce1" office:value-type="string" calcext:value-type="string">
            <text:p>Stop</text:p>
          </table:table-cell>
          <table:table-cell table:style-name="ce2"/>
          <table:table-cell table:number-columns-repeated="21"/>
        </table:table-row>
        <table:table-row table:style-name="ro1">
          <table:table-cell office:value-type="string" calcext:value-type="string">
            <text:p>DoubleOrOp</text:p>
          </table:table-cell>
          <table:table-cell table:number-columns-repeated="68"/>
          <table:table-cell office:value-type="string" calcext:value-type="string">
            <text:p>Sto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eftShiftOp</text:p>
          </table:table-cell>
          <table:table-cell table:number-columns-repeated="85"/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ghtShiftOp</text:p>
          </table:table-cell>
          <table:table-cell table:number-columns-repeated="86"/>
          <table:table-cell office:value-type="string" calcext:value-type="string">
            <text:p>Stop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4:36:05.207109257</meta:creation-date>
    <meta:generator>LibreOffice/24.8.4.2$Linux_X86_64 LibreOffice_project/480$Build-2</meta:generator>
    <dc:date>2025-01-09T15:47:28.914540394</dc:date>
    <meta:editing-duration>PT1H11M14S</meta:editing-duration>
    <meta:editing-cycles>22</meta:editing-cycles>
    <meta:document-statistic meta:table-count="1" meta:cell-count="494" meta:object-count="0"/>
  </office:meta>
</office:document-meta>
</file>